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58in" style:rel-column-width="4818*"/>
    </style:style>
    <style:style style:name="Table3.B" style:family="table-column">
      <style:table-column-properties style:column-width="3.3472in" style:rel-column-width="482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58in" style:rel-column-width="4818*"/>
    </style:style>
    <style:style style:name="Table4.B" style:family="table-column">
      <style:table-column-properties style:column-width="3.3472in" style:rel-column-width="482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71d4" officeooo:paragraph-rsid="001c71d4"/>
    </style:style>
    <style:style style:name="P2" style:family="paragraph" style:parent-style-name="Standard">
      <style:text-properties officeooo:rsid="001d1aa3" officeooo:paragraph-rsid="001d1aa3"/>
    </style:style>
    <style:style style:name="P3" style:family="paragraph" style:parent-style-name="Standard">
      <style:text-properties officeooo:rsid="001e65f3" officeooo:paragraph-rsid="001e65f3"/>
    </style:style>
    <style:style style:name="P4" style:family="paragraph" style:parent-style-name="Standard">
      <style:text-properties officeooo:rsid="001e65f3" officeooo:paragraph-rsid="0021eb73"/>
    </style:style>
    <style:style style:name="P5" style:family="paragraph" style:parent-style-name="Standard">
      <style:text-properties officeooo:rsid="001e65f3" officeooo:paragraph-rsid="00263c3e"/>
    </style:style>
    <style:style style:name="P6" style:family="paragraph" style:parent-style-name="Standard">
      <style:text-properties officeooo:rsid="0021eb73" officeooo:paragraph-rsid="0021eb73"/>
    </style:style>
    <style:style style:name="P7" style:family="paragraph" style:parent-style-name="Standard">
      <style:text-properties officeooo:rsid="0021eb73" officeooo:paragraph-rsid="00263c3e"/>
    </style:style>
    <style:style style:name="P8" style:family="paragraph" style:parent-style-name="Table_20_Contents">
      <style:text-properties officeooo:rsid="0020446b" officeooo:paragraph-rsid="0020446b"/>
    </style:style>
    <style:style style:name="P9" style:family="paragraph" style:parent-style-name="Table_20_Contents">
      <style:text-properties officeooo:rsid="0020446b" officeooo:paragraph-rsid="0021eb73"/>
    </style:style>
    <style:style style:name="P10" style:family="paragraph" style:parent-style-name="Table_20_Contents">
      <style:text-properties officeooo:rsid="0020446b" officeooo:paragraph-rsid="00263c3e"/>
    </style:style>
    <style:style style:name="P11" style:family="paragraph" style:parent-style-name="Table_20_Contents">
      <style:text-properties officeooo:paragraph-rsid="0021eb73"/>
    </style:style>
    <style:style style:name="P12" style:family="paragraph" style:parent-style-name="Table_20_Contents">
      <style:text-properties officeooo:rsid="0021eb73" officeooo:paragraph-rsid="0021eb73"/>
    </style:style>
    <style:style style:name="P13" style:family="paragraph" style:parent-style-name="Table_20_Contents">
      <style:text-properties officeooo:rsid="002356b2" officeooo:paragraph-rsid="002356b2"/>
    </style:style>
    <style:style style:name="P14" style:family="paragraph" style:parent-style-name="Table_20_Contents">
      <style:text-properties officeooo:rsid="002356b2" officeooo:paragraph-rsid="00263c3e"/>
    </style:style>
    <style:style style:name="P15" style:family="paragraph" style:parent-style-name="Table_20_Contents">
      <style:text-properties officeooo:paragraph-rsid="002356b2"/>
    </style:style>
    <style:style style:name="P16" style:family="paragraph" style:parent-style-name="Table_20_Contents">
      <style:text-properties officeooo:rsid="00248fd2" officeooo:paragraph-rsid="00248fd2"/>
    </style:style>
    <style:style style:name="P17" style:family="paragraph" style:parent-style-name="Table_20_Contents">
      <style:text-properties officeooo:rsid="00248fd2" officeooo:paragraph-rsid="00263c3e"/>
    </style:style>
    <style:style style:name="P18" style:family="paragraph" style:parent-style-name="Table_20_Contents">
      <style:text-properties officeooo:paragraph-rsid="00263c3e"/>
    </style:style>
    <style:style style:name="P19" style:family="paragraph" style:parent-style-name="Table_20_Contents">
      <style:text-properties officeooo:rsid="00263c3e" officeooo:paragraph-rsid="00266273"/>
    </style:style>
    <style:style style:name="P20" style:family="paragraph" style:parent-style-name="Standard">
      <style:text-properties officeooo:rsid="001e65f3" officeooo:paragraph-rsid="001e65f3"/>
    </style:style>
    <style:style style:name="P21" style:family="paragraph" style:parent-style-name="Standard">
      <style:text-properties officeooo:rsid="001e65f3" officeooo:paragraph-rsid="00263c3e"/>
    </style:style>
    <style:style style:name="P22" style:family="paragraph" style:parent-style-name="Standard">
      <style:text-properties officeooo:rsid="001e65f3" officeooo:paragraph-rsid="00315a66"/>
    </style:style>
    <style:style style:name="P23" style:family="paragraph" style:parent-style-name="Standard">
      <style:text-properties officeooo:rsid="0027b611" officeooo:paragraph-rsid="0027b611"/>
    </style:style>
    <style:style style:name="P24" style:family="paragraph" style:parent-style-name="Standard">
      <style:text-properties officeooo:rsid="0021eb73" officeooo:paragraph-rsid="0021eb73"/>
    </style:style>
    <style:style style:name="P25" style:family="paragraph" style:parent-style-name="Standard">
      <style:text-properties officeooo:rsid="0021eb73" officeooo:paragraph-rsid="00290b0f"/>
    </style:style>
    <style:style style:name="P26" style:family="paragraph" style:parent-style-name="Standard">
      <style:text-properties officeooo:rsid="0021eb73" officeooo:paragraph-rsid="002e122b"/>
    </style:style>
    <style:style style:name="P27" style:family="paragraph" style:parent-style-name="Standard">
      <style:text-properties officeooo:paragraph-rsid="00290b0f"/>
    </style:style>
    <style:style style:name="P28" style:family="paragraph" style:parent-style-name="Standard">
      <style:text-properties officeooo:paragraph-rsid="002e122b"/>
    </style:style>
    <style:style style:name="P29" style:family="paragraph" style:parent-style-name="Standard">
      <style:text-properties officeooo:rsid="00308c15" officeooo:paragraph-rsid="00308c15"/>
    </style:style>
    <style:style style:name="P30" style:family="paragraph" style:parent-style-name="Standard">
      <style:paragraph-properties fo:break-before="page"/>
      <style:text-properties officeooo:rsid="0021eb73" officeooo:paragraph-rsid="002e122b"/>
    </style:style>
    <style:style style:name="P31" style:family="paragraph" style:parent-style-name="Table_20_Contents">
      <style:text-properties officeooo:rsid="002356b2" officeooo:paragraph-rsid="002356b2"/>
    </style:style>
    <style:style style:name="P32" style:family="paragraph" style:parent-style-name="Table_20_Contents">
      <style:text-properties officeooo:rsid="002356b2" officeooo:paragraph-rsid="00263c3e"/>
    </style:style>
    <style:style style:name="P33" style:family="paragraph" style:parent-style-name="Table_20_Contents">
      <style:text-properties officeooo:rsid="0020446b" officeooo:paragraph-rsid="00290b0f"/>
    </style:style>
    <style:style style:name="P34" style:family="paragraph" style:parent-style-name="Table_20_Contents">
      <style:text-properties officeooo:rsid="0020446b" officeooo:paragraph-rsid="002bb816"/>
    </style:style>
    <style:style style:name="P35" style:family="paragraph" style:parent-style-name="Table_20_Contents">
      <style:text-properties officeooo:rsid="0020446b" officeooo:paragraph-rsid="002d91e2"/>
    </style:style>
    <style:style style:name="P36" style:family="paragraph" style:parent-style-name="Table_20_Contents">
      <style:text-properties officeooo:rsid="0020446b" officeooo:paragraph-rsid="002e122b"/>
    </style:style>
    <style:style style:name="P37" style:family="paragraph" style:parent-style-name="Table_20_Contents">
      <style:text-properties officeooo:rsid="00248fd2" officeooo:paragraph-rsid="002bb816"/>
    </style:style>
    <style:style style:name="P38" style:family="paragraph" style:parent-style-name="Table_20_Contents">
      <style:text-properties officeooo:rsid="00263c3e" officeooo:paragraph-rsid="00290b0f"/>
    </style:style>
    <style:style style:name="P39" style:family="paragraph" style:parent-style-name="Table_20_Contents">
      <style:text-properties officeooo:rsid="00263c3e" officeooo:paragraph-rsid="002bb816"/>
    </style:style>
    <style:style style:name="P40" style:family="paragraph" style:parent-style-name="Table_20_Contents">
      <style:text-properties officeooo:paragraph-rsid="00290b0f"/>
    </style:style>
    <style:style style:name="P41" style:family="paragraph" style:parent-style-name="Table_20_Contents">
      <style:text-properties officeooo:paragraph-rsid="002b089a"/>
    </style:style>
    <style:style style:name="P42" style:family="paragraph" style:parent-style-name="Table_20_Contents">
      <style:text-properties officeooo:rsid="002bb816" officeooo:paragraph-rsid="002bb816"/>
    </style:style>
    <style:style style:name="P43" style:family="paragraph" style:parent-style-name="Table_20_Contents">
      <style:text-properties officeooo:rsid="002d91e2" officeooo:paragraph-rsid="002d91e2"/>
    </style:style>
    <style:style style:name="P44" style:family="paragraph" style:parent-style-name="Table_20_Contents">
      <style:text-properties officeooo:rsid="002deda0" officeooo:paragraph-rsid="002deda0"/>
    </style:style>
    <style:style style:name="P45" style:family="paragraph" style:parent-style-name="Table_20_Contents">
      <style:text-properties officeooo:paragraph-rsid="002e122b"/>
    </style:style>
    <style:style style:name="P46" style:family="paragraph" style:parent-style-name="Table_20_Contents">
      <style:text-properties officeooo:rsid="0021eb73" officeooo:paragraph-rsid="002e122b"/>
    </style:style>
    <style:style style:name="P47" style:family="paragraph" style:parent-style-name="Table_20_Contents">
      <style:text-properties officeooo:rsid="002e122b" officeooo:paragraph-rsid="002e122b"/>
    </style:style>
    <style:style style:name="P48" style:family="paragraph" style:parent-style-name="Table_20_Contents">
      <style:text-properties officeooo:paragraph-rsid="002ff92b"/>
    </style:style>
    <style:style style:name="T1" style:family="text">
      <style:text-properties officeooo:rsid="001d1aa3"/>
    </style:style>
    <style:style style:name="T2" style:family="text">
      <style:text-properties officeooo:rsid="0021eb73"/>
    </style:style>
    <style:style style:name="T3" style:family="text">
      <style:text-properties officeooo:rsid="00263c3e"/>
    </style:style>
    <style:style style:name="T4" style:family="text">
      <style:text-properties officeooo:rsid="00267d3c"/>
    </style:style>
    <style:style style:name="T5" style:family="text">
      <style:text-properties officeooo:rsid="002b089a"/>
    </style:style>
    <style:style style:name="T6" style:family="text">
      <style:text-properties officeooo:rsid="002d91e2"/>
    </style:style>
    <style:style style:name="T7" style:family="text">
      <style:text-properties officeooo:rsid="002deda0"/>
    </style:style>
    <style:style style:name="T8" style:family="text">
      <style:text-properties officeooo:rsid="002e122b"/>
    </style:style>
    <style:style style:name="T9" style:family="text">
      <style:text-properties officeooo:rsid="0020446b"/>
    </style:style>
    <style:style style:name="T10" style:family="text">
      <style:text-properties officeooo:rsid="002ff92b"/>
    </style:style>
    <style:style style:name="T11" style:family="text">
      <style:text-properties officeooo:rsid="00308c15"/>
    </style:style>
    <style:style style:name="T12" style:family="text">
      <style:text-properties fo:color="#c9211e" officeooo:rsid="002e122b"/>
    </style:style>
    <style:style style:name="T13" style:family="text">
      <style:text-properties fo:color="#c9211e" officeooo:rsid="002e122b" fo:background-color="#ffff00" loext:char-shading-value="0"/>
    </style:style>
    <style:style style:name="T14" style:family="text">
      <style:text-properties fo:color="#c9211e" officeooo:rsid="002e122b" fo:background-color="#ffff00" loext:char-shading-value="0"/>
    </style:style>
    <style:style style:name="T15" style:family="text">
      <style:text-properties officeooo:rsid="0032ae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:</text:p>
      <text:p text:style-name="P1"/>
      <text:p text:style-name="P1">1. On observe qu’il y a une deadlock.</text:p>
      <text:p text:style-name="P1">Cette erreur survient même avec un niveau d’isolation repeatable read.</text:p>
      <text:p text:style-name="P1"/>
      <text:p text:style-name="P1">2. <text:span text:style-name="T1">Dans le niveau repeatable read, on est bloqué dans la seconde transaction jusqu’au moment où l’on fait un commit dans la première transaction.</text:span></text:p>
      <text:p text:style-name="P1"/>
      <text:p text:style-name="P2">4. On s’attendait à ce qu’au moins 1 objet soit supprimé de la table.</text:p>
      <text:p text:style-name="P2">Or aucun élément a été supprimé de la table.</text:p>
      <text:p text:style-name="P2"/>
      <text:p text:style-name="P3">EXERCICE 2</text:p>
      <text:p text:style-name="P23"/>
      <text:p text:style-name="P23">1. Une partie est fermée alors qu’elle n’a pas assez de joueurs inscrit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BEGIN ISOLATION LEVEL READ COMMITTED;</text:p>
          </table:table-cell>
          <table:table-cell table:style-name="Table1.B1" office:value-type="string">
            <text:p text:style-name="P8">BEGIN ISOLATION LEVEL READ COMMITTED;</text:p>
          </table:table-cell>
        </table:table-row>
        <table:table-row>
          <table:table-cell table:style-name="Table1.A2" office:value-type="string">
            <text:p text:style-name="P8">DELETE FROM demande WHERE <text:span text:style-name="T2">pid = 8</text:span>;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12">SELECT * FROM demande;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8">UPDATE partie SET etat = ‘fermé’ WHERE pid = 8;</text:p>
          </table:table-cell>
        </table:table-row>
        <table:table-row>
          <table:table-cell table:style-name="Table1.A2" office:value-type="string">
            <text:p text:style-name="P8">COMMIT;</text:p>
          </table:table-cell>
          <table:table-cell table:style-name="Table1.B2" office:value-type="string">
            <text:p text:style-name="P8">COMMIT;</text:p>
          </table:table-cell>
        </table:table-row>
      </table:table>
      <text:p text:style-name="P3"/>
      <text:p text:style-name="P6">READ COMMITTED = X</text:p>
      <text:p text:style-name="P6">REPEATABLE READ = X</text:p>
      <text:p text:style-name="P6">SERIALIZABLE = X</text:p>
      <text:p text:style-name="P6"/>
      <text:p text:style-name="P6">L’erreur persiste à chaque niveau d’isolation</text:p>
      <text:p text:style-name="P6"/>
      <text:p text:style-name="P23">2. Un joueur a une demande en attente pour une partie annulée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BEGIN ISOLATION LEVEL READ COMMITTED;</text:p>
          </table:table-cell>
          <table:table-cell table:style-name="Table2.B1" office:value-type="string">
            <text:p text:style-name="P9">BEGIN ISOLATION LEVEL READ COMMITTED;</text:p>
          </table:table-cell>
        </table:table-row>
        <table:table-row>
          <table:table-cell table:style-name="Table2.A2" office:value-type="string">
            <text:p text:style-name="P13">UPDATE partie SET etat = ‘annulée’ WHERE pid = 8;</text:p>
          </table:table-cell>
          <table:table-cell table:style-name="Table2.B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3">UPDATE demande SET statut = ‘refusé’ WHERE pid = 8;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16">SELECT * FROM partie WHERE etat = ‘annulée’;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13">INSERT INTO demande (jid, pid) VALUES (<text:span text:style-name="T3">3</text:span>, 8);</text:p>
          </table:table-cell>
        </table:table-row>
        <table:table-row>
          <table:table-cell table:style-name="Table2.A2" office:value-type="string">
            <text:p text:style-name="P9">COMMIT;</text:p>
          </table:table-cell>
          <table:table-cell table:style-name="Table2.B2" office:value-type="string">
            <text:p text:style-name="P9">COMMIT;</text:p>
          </table:table-cell>
        </table:table-row>
      </table:table>
      <text:p text:style-name="P4"/>
      <text:p text:style-name="P6">READ COMMITTED = X</text:p>
      <text:p text:style-name="P6">REPEATABLE READ = X</text:p>
      <text:p text:style-name="P6">SERIALIZABLE = <text:span text:style-name="T3">OK</text:span></text:p>
      <text:p text:style-name="P6"/>
      <text:p text:style-name="P5"><text:line-break/><text:line-break/></text:p>
      <text:p text:style-name="P23"><text:soft-page-break/>3. Une partie annulée a des demandes validées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BEGIN ISOLATION LEVEL READ COMMITTED;</text:p>
          </table:table-cell>
          <table:table-cell table:style-name="Table3.B1" office:value-type="string">
            <text:p text:style-name="P10">BEGIN ISOLATION LEVEL READ COMMITTED;</text:p>
          </table:table-cell>
        </table:table-row>
        <table:table-row>
          <table:table-cell table:style-name="Table3.A2" office:value-type="string">
            <text:p text:style-name="P14">UPDATE partie SET etat = ‘annulée’ WHERE pid = 8;</text:p>
          </table:table-cell>
          <table:table-cell table:style-name="Table3.B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14">UPDATE demande SET statut = ‘refusé’ WHERE pid = 8;</text:p>
          </table:table-cell>
          <table:table-cell table:style-name="Table3.B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B2" office:value-type="string">
            <text:p text:style-name="P19">UPDATE demande SET statut = ‘validé’ WHERE pid = 8;</text:p>
          </table:table-cell>
        </table:table-row>
        <table:table-row>
          <table:table-cell table:style-name="Table3.A2" office:value-type="string">
            <text:p text:style-name="P10">COMMIT;</text:p>
          </table:table-cell>
          <table:table-cell table:style-name="Table3.B2" office:value-type="string">
            <text:p text:style-name="P10">COMMIT;</text:p>
          </table:table-cell>
        </table:table-row>
      </table:table>
      <text:p text:style-name="P5"/>
      <text:p text:style-name="P7">READ COMMITTED = X</text:p>
      <text:p text:style-name="P7">REPEATABLE READ = <text:span text:style-name="T4">OK</text:span></text:p>
      <text:p text:style-name="P7">SERIALIZABLE = <text:span text:style-name="T3">OK</text:span></text:p>
      <text:p text:style-name="P7"/>
      <text:p text:style-name="P6">4. Une demande est refusée alors qu’elle a une date plus ancienne qu’une demande acceptée pour la même partie. <text:span text:style-name="T14">(non résolu)</text:span></text:p>
      <text:p text:style-name="P6"/>
      <text:p text:style-name="P29">il faut sûrement 3 transactions (2 joueurs et 1 organisateur) pour pouvoir créer l’incohérenc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BEGIN ISOLATION LEVEL READ COMMITTED;</text:p>
          </table:table-cell>
          <table:table-cell table:style-name="Table4.B1" office:value-type="string">
            <text:p text:style-name="P33">BEGIN ISOLATION LEVEL READ COMMITTED;</text:p>
          </table:table-cell>
        </table:table-row>
        <table:table-row>
          <table:table-cell table:style-name="Table4.A2" office:value-type="string">
            <text:p text:style-name="P41"><text:span text:style-name="T5">SELECT * FROM joueur NATURAL JOIN demande NATURAL JOIN partie WHERE pid = </text:span><text:span text:style-name="T6">8</text:span><text:span text:style-name="T5">;</text:span></text:p>
          </table:table-cell>
          <table:table-cell table:style-name="Table4.B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42">INSERT INTO demande(jid, pid) VALUES (4, <text:span text:style-name="T6">8</text:span>);</text:p>
          </table:table-cell>
          <table:table-cell table:style-name="Table4.B2" office:value-type="string">
            <text:p text:style-name="P37"/>
          </table:table-cell>
        </table:table-row>
        <table:table-row>
          <table:table-cell table:style-name="Table4.A2" office:value-type="string">
            <text:p text:style-name="P43"><text:span text:style-name="T5">SELECT * FROM joueur NATURAL JOIN demande NATURAL JOIN partie WHERE pid = </text:span><text:span text:style-name="T6">8</text:span><text:span text:style-name="T5">;</text:span></text:p>
          </table:table-cell>
          <table:table-cell table:style-name="Table4.B2" office:value-type="string">
            <text:p text:style-name="P38"/>
          </table:table-cell>
        </table:table-row>
        <table:table-row>
          <table:table-cell table:style-name="Table4.A2" office:value-type="string">
            <text:p text:style-name="P43">UPDATE demande <text:span text:style-name="T7">SET statut = ‘refusé’ WHERE jid = 4 and pid = 8;</text:span></text:p>
          </table:table-cell>
          <table:table-cell table:style-name="Table4.B2" office:value-type="string">
            <text:p text:style-name="P38"/>
          </table:table-cell>
        </table:table-row>
        <table:table-row>
          <table:table-cell table:style-name="Table4.A2" office:value-type="string">
            <text:p text:style-name="P44">UPDATE demande SET statut = ‘accepté’ WHERE statut = ‘en attente’ and pid = <text:s/>8;</text:p>
          </table:table-cell>
          <table:table-cell table:style-name="Table4.B2" office:value-type="string">
            <text:p text:style-name="P39"><text:span text:style-name="T5">SELECT * FROM joueur NATURAL JOIN demande NATURAL JOIN partie WHERE pid = </text:span><text:span text:style-name="T6">8</text:span><text:span text:style-name="T5">;</text:span></text:p>
          </table:table-cell>
        </table:table-row>
        <table:table-row>
          <table:table-cell table:style-name="Table4.A2" office:value-type="string">
            <text:p text:style-name="P37"/>
          </table:table-cell>
          <table:table-cell table:style-name="Table4.B2" office:value-type="string">
            <text:p text:style-name="P42">INSERT INTO demande(jid, pid) VALUES (5, 2);</text:p>
          </table:table-cell>
        </table:table-row>
        <table:table-row>
          <table:table-cell table:style-name="Table4.A2" office:value-type="string">
            <text:p text:style-name="P33"/>
          </table:table-cell>
          <table:table-cell table:style-name="Table4.B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4">COMMIT;</text:p>
          </table:table-cell>
          <table:table-cell table:style-name="Table4.B2" office:value-type="string">
            <text:p text:style-name="P35">COMMIT;</text:p>
          </table:table-cell>
        </table:table-row>
      </table:table>
      <text:p text:style-name="P27"/>
      <text:p text:style-name="P25">READ COMMITTED = ?</text:p>
      <text:p text:style-name="P25">REPEATABLE READ = ?</text:p>
      <text:p text:style-name="P25">SERIALIZABLE = ?</text:p>
      <text:p text:style-name="P30">5. Une partie contient plus de demandes validées que le maximum souhaité.</text:p>
      <text:p text:style-name="P2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6">BEGIN ISOLATION LEVEL READ COMMITTED;</text:p>
          </table:table-cell>
          <table:table-cell table:style-name="Table6.B1" office:value-type="string">
            <text:p text:style-name="P36">BEGIN ISOLATION LEVEL READ COMMITTED;</text:p>
          </table:table-cell>
        </table:table-row>
        <table:table-row>
          <table:table-cell table:style-name="Table6.A2" office:value-type="string">
            <text:p text:style-name="P45"><text:span text:style-name="T8">INSERT</text:span><text:span text:style-name="T9"> </text:span><text:span text:style-name="T8">INTO</text:span><text:span text:style-name="T9"> demande</text:span><text:span text:style-name="T8">(jid, pid)</text:span><text:span text:style-name="T9"> </text:span><text:span text:style-name="T8">VALUES (4, 8);</text:span></text:p>
          </table:table-cell>
          <table:table-cell table:style-name="Table6.B2" office:value-type="string">
            <text:p text:style-name="P45"/>
          </table:table-cell>
        </table:table-row>
        <table:table-row>
          <table:table-cell table:style-name="Table6.A2" office:value-type="string">
            <text:p text:style-name="P36"/>
          </table:table-cell>
          <table:table-cell table:style-name="Table6.B2" office:value-type="string">
            <text:p text:style-name="P46">SELECT * FROM demande <text:span text:style-name="T10">NATURAL JOIN partie NATURAL JOIN joueur WHERE pid = 8</text:span>;</text:p>
          </table:table-cell>
        </table:table-row>
        <table:table-row>
          <table:table-cell table:style-name="Table6.A2" office:value-type="string">
            <text:p text:style-name="P47">COMMIT;</text:p>
          </table:table-cell>
          <table:table-cell table:style-name="Table6.B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47"/>
          </table:table-cell>
          <table:table-cell table:style-name="Table6.B2" office:value-type="string">
            <text:p text:style-name="P45">UPDATE partie SET etat = ‘fermé’ WHERE pid = 8;</text:p>
          </table:table-cell>
        </table:table-row>
        <table:table-row>
          <table:table-cell table:style-name="Table6.A2" office:value-type="string">
            <text:p text:style-name="P47"/>
          </table:table-cell>
          <table:table-cell table:style-name="Table6.B2" office:value-type="string">
            <text:p text:style-name="P48">UPDATE <text:span text:style-name="T10">demande</text:span> SET <text:span text:style-name="T10">statut</text:span> = ‘<text:span text:style-name="T10">validé</text:span>’ WHERE pid = 8;</text:p>
          </table:table-cell>
        </table:table-row>
        <table:table-row>
          <table:table-cell table:style-name="Table6.A2" office:value-type="string">
            <text:p text:style-name="P36"/>
          </table:table-cell>
          <table:table-cell table:style-name="Table6.B2" office:value-type="string">
            <text:p text:style-name="P36">COMMIT;</text:p>
          </table:table-cell>
        </table:table-row>
      </table:table>
      <text:p text:style-name="P28"/>
      <text:p text:style-name="P26">READ COMMITTED = X</text:p>
      <text:p text:style-name="P26">REPEATABLE READ = <text:span text:style-name="T4">OK </text:span><text:span text:style-name="T11">(l’élément inséré est ‘en attente’)</text:span></text:p>
      <text:p text:style-name="P26">SERIALIZABLE = <text:span text:style-name="T3">OK</text:span></text:p>
      <text:p text:style-name="P26"/>
      <text:p text:style-name="P22">EXERCICE <text:span text:style-name="T15">3</text:span></text:p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6:33:23.066662957</meta:creation-date>
    <dc:date>2021-04-13T18:24:05.776796085</dc:date>
    <meta:editing-duration>PT23M47S</meta:editing-duration>
    <meta:editing-cycles>8</meta:editing-cycles>
    <meta:generator>LibreOffice/6.4.6.2$Linux_X86_64 LibreOffice_project/40$Build-2</meta:generator>
    <meta:document-statistic meta:table-count="5" meta:image-count="0" meta:object-count="0" meta:page-count="3" meta:paragraph-count="72" meta:word-count="490" meta:character-count="2780" meta:non-whitespace-character-count="2358"/>
  </office:meta>
</office:document-meta>
</file>